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95a0" officeooo:paragraph-rsid="000c95a0" style:font-weight-asian="bold" style:font-weight-complex="bold"/>
    </style:style>
    <style:style style:name="P2" style:family="paragraph" style:parent-style-name="Standard">
      <style:text-properties officeooo:paragraph-rsid="000c95a0"/>
    </style:style>
    <style:style style:name="P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e2851" officeooo:paragraph-rsid="000e2851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0e2851" officeooo:paragraph-rsid="000e2851" style:font-weight-asian="normal" style:font-weight-complex="normal"/>
    </style:style>
    <style:style style:name="P5" style:family="paragraph" style:parent-style-name="Standard">
      <style:text-properties officeooo:paragraph-rsid="000e2851"/>
    </style:style>
    <style:style style:name="P6" style:family="paragraph" style:parent-style-name="Standard">
      <style:text-properties officeooo:paragraph-rsid="000f6949"/>
    </style:style>
    <style:style style:name="P7" style:family="paragraph" style:parent-style-name="Frame_20_contents">
      <style:text-properties officeooo:rsid="000c95a0" officeooo:paragraph-rsid="000c95a0"/>
    </style:style>
    <style:style style:name="P8" style:family="paragraph" style:parent-style-name="Frame_20_contents">
      <style:paragraph-properties fo:text-align="center" style:justify-single-word="false"/>
      <style:text-properties officeooo:rsid="000c95a0" officeooo:paragraph-rsid="000c95a0"/>
    </style:style>
    <style:style style:name="P9" style:family="paragraph" style:parent-style-name="Frame_20_contents">
      <style:paragraph-properties fo:text-align="center" style:justify-single-word="false"/>
      <style:text-properties fo:language="es" fo:country="ES" officeooo:rsid="000c95a0" officeooo:paragraph-rsid="000c95a0"/>
    </style:style>
    <style:style style:name="P10" style:family="paragraph" style:parent-style-name="Frame_20_contents">
      <style:paragraph-properties fo:text-align="center" style:justify-single-word="false"/>
      <style:text-properties officeooo:rsid="000e0b94" officeooo:paragraph-rsid="000e0b94"/>
    </style:style>
    <style:style style:name="P11" style:family="paragraph" style:parent-style-name="Frame_20_contents">
      <style:paragraph-properties fo:text-align="center" style:justify-single-word="false"/>
      <style:text-properties officeooo:rsid="000e2851" officeooo:paragraph-rsid="000e2851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language="es" fo:country="ES"/>
    </style:style>
    <style:style style:name="T2" style:family="text">
      <style:text-properties officeooo:rsid="000e0b94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fo:font-weight="bold" officeooo:rsid="000e2851" style:font-weight-asian="bold" style:font-weight-complex="bold"/>
    </style:style>
    <style:style style:name="T4" style:family="text">
      <style:text-properties style:text-line-through-style="none" style:text-line-through-type="none" fo:language="es" fo:country="ES" style:text-underline-style="solid" style:text-underline-width="auto" style:text-underline-color="font-color" fo:font-weight="bold" officeooo:rsid="000e2851" style:font-weight-asian="bold" style:font-weight-complex="bold"/>
    </style:style>
    <style:style style:name="T5" style:family="text">
      <style:text-properties style:text-line-through-style="none" style:text-line-through-type="none" style:text-underline-style="none" fo:font-weight="normal" officeooo:rsid="000f6949" style:font-weight-asian="normal" style:font-weight-complex="normal"/>
    </style:style>
    <style:style style:name="T6" style:family="text">
      <style:text-properties officeooo:rsid="000f6949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>
      <style:graphic-properties draw:textarea-horizontal-align="justify" draw:textarea-vertical-align="middle" draw:auto-grow-height="false" fo:min-height="0.76cm" fo:min-width="1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82cm" fo:min-width="2.9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0.894cm" fo:min-width="2.7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1.087cm" fo:min-width="1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0.873cm" fo:min-width="2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textarea-horizontal-align="justify" draw:textarea-vertical-align="middle" draw:auto-grow-height="false" fo:min-height="0.76cm" fo:min-width="1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nto</text:span> 1:</text:p>
      <text:p text:style-name="P1"><draw:custom-shape text:anchor-type="paragraph" draw:z-index="0" draw:name="Forma1" draw:style-name="gr1" svg:width="1.535cm" svg:height="0.821cm" svg:x="3.856cm" svg:y="0.169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fr1" draw:name="Marco2" text:anchor-type="paragraph" svg:x="3.856cm" svg:y="0.169cm" svg:width="1.422cm" svg:height="0.76cm" draw:z-index="1"><draw:text-box><text:p text:style-name="P9">Inicio</text:p><text:p text:style-name="P7"/></draw:text-box></draw:frame></text:p>
      <text:p text:style-name="P2"><draw:line text:anchor-type="paragraph" draw:z-index="16" draw:name="Forma2" draw:style-name="gr3" draw:text-style-name="P12" svg:x1="4.65cm" svg:y1="0.454cm" svg:x2="4.65cm" svg:y2="1.288cm"><text:p/></draw:line></text:p>
      <text:p text:style-name="P2"/>
      <text:p text:style-name="P2"><draw:custom-shape text:anchor-type="paragraph" draw:z-index="2" draw:name="Forma3" draw:style-name="gr2" svg:width="2.938cm" svg:height="0.821cm" svg:x="3.115cm" svg:y="0.314cm"><text:p text:style-name="P8">N<text:span text:style-name="T2">ro</text:span> = 100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><draw:line text:anchor-type="paragraph" draw:z-index="3" draw:name="Forma4" draw:style-name="gr3" draw:text-style-name="P12" svg:x1="4.623cm" svg:y1="0.158cm" svg:x2="4.623cm" svg:y2="1.033cm"><text:p/></draw:line></text:p>
      <text:p text:style-name="P2"/>
      <text:p text:style-name="P2"><draw:custom-shape text:anchor-type="paragraph" draw:z-index="4" draw:name="Forma5" draw:style-name="gr4" svg:width="2.752cm" svg:height="1.112cm" svg:x="3.221cm" svg:y="0.034cm"><text:p text:style-name="P8">N<text:span text:style-name="T2">r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11" draw:name="Forma12" draw:style-name="gr8" draw:text-style-name="P13" svg:x1="5.973cm" svg:y1="0.483cm" svg:x2="8.672cm" svg:y2="0.483cm"><text:p/></draw:line><draw:line text:anchor-type="paragraph" draw:z-index="10" draw:name="Forma11" draw:style-name="gr7" draw:text-style-name="P13" svg:x1="8.671cm" svg:y1="4.663cm" svg:x2="8.671cm" svg:y2="0.483cm"><text:p/></draw:line></text:p>
      <text:p text:style-name="P2"/>
      <text:p text:style-name="P2"><draw:line text:anchor-type="paragraph" draw:z-index="5" draw:name="Forma6" draw:style-name="gr3" draw:text-style-name="P13" svg:x1="4.597cm" svg:y1="0.171cm" svg:x2="4.597cm" svg:y2="1.097cm"><text:p/></draw:line></text:p>
      <text:p text:style-name="P2"/>
      <text:p text:style-name="P2"><draw:custom-shape text:anchor-type="paragraph" draw:z-index="7" draw:name="Forma8" draw:style-name="gr6" svg:width="2.964cm" svg:height="0.874cm" svg:x="3.089cm" svg:y="0.123cm"><text:p text:style-name="P10">Nro = Nro - 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><draw:line text:anchor-type="paragraph" draw:z-index="8" draw:name="Forma9" draw:style-name="gr3" draw:text-style-name="P13" svg:x1="4.597cm" svg:y1="0.021cm" svg:x2="4.597cm" svg:y2="0.735cm"><text:p/></draw:line></text:p>
      <text:p text:style-name="P2"><draw:custom-shape text:anchor-type="paragraph" draw:z-index="6" draw:name="Forma7" draw:style-name="gr5" svg:width="3.652cm" svg:height="2.17cm" svg:x="2.798cm" svg:y="0.171cm"><text:p text:style-name="P10">Nro &lt; 0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/text:p>
      <text:p text:style-name="P2"><draw:frame text:anchor-type="paragraph" draw:z-index="14" draw:name="Forma14" draw:style-name="gr10" draw:text-style-name="P14" svg:width="0.503cm" svg:height="0.742cm" svg:x="6.449cm" svg:y="0.266cm"><draw:text-box><text:p>F</text:p></draw:text-box></draw:frame></text:p>
      <text:p text:style-name="P2"><draw:line text:anchor-type="paragraph" draw:z-index="9" draw:name="Forma10" draw:style-name="gr7" draw:text-style-name="P13" svg:x1="6.316cm" svg:y1="0.282cm" svg:x2="8.671cm" svg:y2="0.282cm"><text:p/></draw:line></text:p>
      <text:p text:style-name="P2"/>
      <text:p text:style-name="P2"><draw:frame text:anchor-type="paragraph" draw:z-index="15" draw:name="Forma14" draw:style-name="gr10" draw:text-style-name="P14" svg:width="0.503cm" svg:height="0.742cm" svg:x="4.808cm" svg:y="0.393cm"><draw:text-box><text:p>V</text:p></draw:text-box></draw:frame><draw:line text:anchor-type="paragraph" draw:z-index="12" draw:name="Forma13" draw:style-name="gr8" draw:text-style-name="P13" svg:x1="4.65cm" svg:y1="1.462cm" svg:x2="4.65cm" svg:y2="0.393cm"><text:p/></draw:line></text:p>
      <text:p text:style-name="P2"/>
      <text:p text:style-name="P2"/>
      <text:p text:style-name="P2"><draw:custom-shape text:anchor-type="paragraph" draw:z-index="13" draw:name="Forma1" draw:style-name="gr9" svg:width="1.535cm" svg:height="0.821cm" svg:x="3.882cm" svg:y="0.018cm"><text:p text:style-name="P11">Fin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2"/>
      <text:p text:style-name="P2"/>
      <text:p text:style-name="P5"><text:span text:style-name="T4">Punto</text:span><text:span text:style-name="T3"> 2:</text:span></text:p>
      <text:p text:style-name="P3"/>
      <text:p text:style-name="P4">inicio</text:p>
      <text:p text:style-name="P4"><text:tab/>mostrar: “ingresar letra”</text:p>
      <text:p text:style-name="P4"><text:tab/>ingresar: Letra</text:p>
      <text:p text:style-name="P4"><text:tab/>en caso de Letra hacer</text:p>
      <text:p text:style-name="P4"><text:tab/><text:tab/>caso Letra = a</text:p>
      <text:p text:style-name="P4"><text:tab/><text:tab/><text:tab/><text:span text:style-name="T6">mostrar: “Es vocal”</text:span></text:p>
      <text:p text:style-name="P4"><text:tab/><text:tab/><text:span text:style-name="T6">fin caso</text:span></text:p>
      <text:p text:style-name="P4"><text:tab/><text:tab/><text:span text:style-name="T6">caso Letra = e</text:span></text:p>
      <text:p text:style-name="P4"><text:tab/><text:tab/><text:tab/><text:span text:style-name="T6">mostrar: “Es vocal”</text:span></text:p>
      <text:p text:style-name="P4"><text:tab/><text:tab/><text:span text:style-name="T6">fin caso</text:span></text:p>
      <text:p text:style-name="P4"><text:tab/><text:tab/><text:span text:style-name="T6">caso Letra = i</text:span></text:p>
      <text:p text:style-name="P4"><text:tab/><text:tab/><text:tab/><text:span text:style-name="T6">mostrar: “Es vocal”</text:span></text:p>
      <text:p text:style-name="P4"><text:tab/><text:tab/><text:span text:style-name="T6">fin caso</text:span></text:p>
      <text:p text:style-name="P4"><text:tab/><text:tab/><text:span text:style-name="T6">caso Letra = o</text:span></text:p>
      <text:p text:style-name="P4"><text:tab/><text:tab/><text:tab/><text:span text:style-name="T6">mostrar: “Es vocal”</text:span></text:p>
      <text:p text:style-name="P4"><text:tab/><text:tab/><text:span text:style-name="T6">fin caso</text:span></text:p>
      <text:p text:style-name="P4"><text:tab/><text:tab/><text:span text:style-name="T6">caso Letra = u</text:span></text:p>
      <text:p text:style-name="P4"><text:tab/><text:tab/><text:tab/><text:span text:style-name="T6">mostrar: “Es vocal”</text:span></text:p>
      <text:p text:style-name="P4"><text:tab/><text:tab/><text:span text:style-name="T6">fin caso</text:span></text:p>
      <text:p text:style-name="P4"><text:tab/><text:tab/><text:span text:style-name="T6">sino</text:span></text:p>
      <text:p text:style-name="P4"><text:tab/><text:tab/><text:tab/><text:span text:style-name="T6">mostrar: “No es vocal”</text:span></text:p>
      <text:p text:style-name="P4"><text:tab/><text:span text:style-name="T6">fin en caso de</text:span></text:p>
      <text:p text:style-name="P6"><text:span text:style-name="T5">f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6-27T14:34:48.734000000</dc:date>
    <meta:editing-duration>PT5M43S</meta:editing-duration>
    <meta:editing-cycles>1</meta:editing-cycles>
    <meta:document-statistic meta:table-count="0" meta:image-count="0" meta:object-count="0" meta:page-count="1" meta:paragraph-count="31" meta:word-count="84" meta:character-count="417" meta:non-whitespace-character-count="320"/>
  </office:meta>
</office:document-meta>
</file>